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3.0661in"/>
    </style:style>
    <style:style style:name="co5" style:family="table-column">
      <style:table-column-properties fo:break-before="auto" style:column-width="0.3035in"/>
    </style:style>
    <style:style style:name="co6" style:family="table-column">
      <style:table-column-properties fo:break-before="auto" style:column-width="3.51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lecture_topic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b_topic</text:p>
          </table:table-cell>
        </table:table-row>
        <table:table-row table:style-name="ro1">
          <table:table-cell office:value-type="date" office:date-value="2021-08-18" calcext:value-type="date">
            <text:p>Wednesday, August 18, 2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urse int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ing a stereozoom microscope</text:p>
          </table:table-cell>
        </table:table-row>
        <table:table-row table:style-name="ro1">
          <table:table-cell office:value-type="date" office:date-value="2021-08-23" calcext:value-type="date">
            <text:p>Monday, August 23, 2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ect morphology,biology and diversity</text:p>
          </table:table-cell>
          <table:table-cell table:number-columns-repeated="2"/>
        </table:table-row>
        <table:table-row table:style-name="ro1">
          <table:table-cell office:value-type="date" office:date-value="2021-08-25" calcext:value-type="date">
            <text:p>Wednesday, August 25, 20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roduction to insect taxonom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1-08-30" calcext:value-type="date">
            <text:p>Monday, August 30, 202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ects orders with complete metamorphosis</text:p>
          </table:table-cell>
          <table:table-cell table:number-columns-repeated="2"/>
        </table:table-row>
        <table:table-row table:style-name="ro1">
          <table:table-cell office:value-type="date" office:date-value="2021-09-01" calcext:value-type="date">
            <text:p>Wednesday, September 1, 202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ect orders with incomplete metamorphos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1-09-06" calcext:value-type="date">
            <text:p>Monday, September 6, 2021</text:p>
          </table:table-cell>
          <table:table-cell office:value-type="string" calcext:value-type="string">
            <text:p>Labor Day</text:p>
          </table:table-cell>
          <table:table-cell table:number-columns-repeated="4"/>
        </table:table-row>
        <table:table-row table:style-name="ro1">
          <table:table-cell office:value-type="date" office:date-value="2021-09-08" calcext:value-type="date">
            <text:p>Wednesday, September 8, 202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sects of Guam and Micronesi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1-09-13" calcext:value-type="date">
            <text:p>Monday, September 13, 202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Wednesday, September 15, 202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1-09-20" calcext:value-type="date">
            <text:p>Monday, September 20, 202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view for EXAM 1</text:p>
          </table:table-cell>
          <table:table-cell table:number-columns-repeated="2"/>
        </table:table-row>
        <table:table-row table:style-name="ro1">
          <table:table-cell office:value-type="date" office:date-value="2021-09-22" calcext:value-type="date">
            <text:p>Wednesday, September 22, 2021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EXAM 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1-09-27" calcext:value-type="date">
            <text:p>Monday, September 27, 202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Wednesday, September 29, 20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04" calcext:value-type="date">
            <text:p>Monday, October 4, 202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1-10-06" calcext:value-type="date">
            <text:p>Wednesday, October 6, 202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1-10-11" calcext:value-type="date">
            <text:p>Monday, October 11, 2021</text:p>
          </table:table-cell>
          <table:table-cell office:value-type="string" calcext:value-type="string">
            <text:p>Fanuchanan Break</text:p>
          </table:table-cell>
          <table:table-cell table:number-columns-repeated="4"/>
        </table:table-row>
        <table:table-row table:style-name="ro1">
          <table:table-cell office:value-type="date" office:date-value="2021-10-13" calcext:value-type="date">
            <text:p>Wednesday, October 13, 2021</text:p>
          </table:table-cell>
          <table:table-cell office:value-type="string" calcext:value-type="string">
            <text:p>Fanuchanan Break</text:p>
          </table:table-cell>
          <table:table-cell table:number-columns-repeated="4"/>
        </table:table-row>
        <table:table-row table:style-name="ro1">
          <table:table-cell office:value-type="date" office:date-value="2021-10-18" calcext:value-type="date">
            <text:p>Monday, October 18, 202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Wednesday, October 20, 202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25" calcext:value-type="date">
            <text:p>Monday, October 25, 20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view for EXAM 2</text:p>
          </table:table-cell>
          <table:table-cell table:number-columns-repeated="2"/>
        </table:table-row>
        <table:table-row table:style-name="ro1">
          <table:table-cell office:value-type="date" office:date-value="2021-10-27" calcext:value-type="date">
            <text:p>Wednesday, October 27, 20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xam 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1-01" calcext:value-type="date">
            <text:p>Monday, November 1, 202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21-11-03" calcext:value-type="date">
            <text:p>Wednesday, November 3, 20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1-11-08" calcext:value-type="date">
            <text:p>Monday, November 8, 20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1-11-10" calcext:value-type="date">
            <text:p>Wednesday, November 10, 20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1-11-15" calcext:value-type="date">
            <text:p>Monday, November 15, 2021</text:p>
          </table:table-cell>
          <table:table-cell office:value-type="string" calcext:value-type="string">
            <text:p>Veterans Day</text:p>
          </table:table-cell>
          <table:table-cell table:number-columns-repeated="4"/>
        </table:table-row>
        <table:table-row table:style-name="ro1">
          <table:table-cell office:value-type="date" office:date-value="2021-11-17" calcext:value-type="date">
            <text:p>Wednesday, November 17, 202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1-11-22" calcext:value-type="date">
            <text:p>Monday, November 22, 202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Wednesday, November 24, 202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1-11-29" calcext:value-type="date">
            <text:p>Monday, November 29, 202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Wednesday, December 1, 20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view for EXAM 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1-12-06" calcext:value-type="date">
            <text:p>Monday, December 6, 2021</text:p>
          </table:table-cell>
          <table:table-cell office:value-type="string" calcext:value-type="string">
            <text:p>last lectu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 3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Wednesday, December 8, 2021</text:p>
          </table:table-cell>
          <table:table-cell office:value-type="string" calcext:value-type="string">
            <text:p>Our Lady of Camarin Day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Monday, December 13, 2021</text:p>
          </table:table-cell>
          <table:table-cell office:value-type="string" calcext:value-type="string">
            <text:p>Final Exams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Wednesday, December 15, 2021</text:p>
          </table:table-cell>
          <table:table-cell office:value-type="string" calcext:value-type="string">
            <text:p>Final Exams</text:p>
          </table:table-cell>
          <table:table-cell table:number-columns-repeated="4"/>
        </table:table-row>
        <table:table-row table:style-name="ro1" table:number-rows-repeated="17"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8-20T08:42:28.179610269</meta:creation-date>
    <meta:generator>LibreOffice/6.4.7.2$Linux_X86_64 LibreOffice_project/40$Build-2</meta:generator>
    <dc:date>2021-08-20T16:53:19.322665303</dc:date>
    <dc:creator>Aubrey Moore</dc:creator>
    <meta:editing-duration>PT28M23S</meta:editing-duration>
    <meta:editing-cycles>6</meta:editing-cycles>
    <meta:document-statistic meta:table-count="1" meta:cell-count="105" meta:object-count="0"/>
  </office:meta>
</office:document-meta>
</file>